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1" style:family="table-cell" style:parent-style-name="Default" style:data-style-name="N48">
      <style:table-cell-properties fo:border="thin solid #000000" style:vertical-align="automatic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3">
      <style:table-cell-properties style:vertical-align="automatic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Default" style:data-style-name="N48">
      <style:table-cell-properties style:vertical-align="automatic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5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6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8pt" style:font-size-asian="28pt" style:font-size-complex="28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84716666666667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2.942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82.8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0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246" table:default-cell-style-name="ce1"/>
        <table:table-row table:style-name="ro1">
          <table:table-cell office:value-type="string" table:number-columns-spanned="10" table:number-rows-spanned="1" table:style-name="ce17">
            <table:cell-range-source table:name="HTML_1" table:last-column-spanned="10" table:last-row-spanned="4" xlink:href="Http://mis.banking.devex:81/FR/temp/43356_FR100_3.htm"/>
            <text:p>現金卡發卡機構重要業務及財務資訊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repeated="10" table:style-name="ce2"/>
          <table:table-cell table:number-columns-repeated="16374"/>
        </table:table-row>
        <table:table-row table:style-name="ro3">
          <table:table-cell office:value-type="string" table:style-name="ce3">
            <text:p>單位：千元</text:p>
          </table:table-cell>
          <table:table-cell table:number-columns-repeated="6" table:style-name="ce4"/>
          <table:table-cell office:value-type="string" table:style-name="ce4">
            <text:p>資料月份：112年2月</text:p>
          </table:table-cell>
          <table:table-cell table:number-columns-repeated="2" table:style-name="ce5"/>
          <table:table-cell table:number-columns-repeated="16374" table:style-name="ce6"/>
        </table:table-row>
        <table:table-row table:style-name="ro4">
          <table:table-cell office:value-type="string" table:style-name="ce7">
            <text:p>金融機構　</text:p>
          </table:table-cell>
          <table:table-cell office:value-type="string" table:style-name="ce8">
            <text:p>已動用額度卡數(張)　</text:p>
          </table:table-cell>
          <table:table-cell office:value-type="string" table:style-name="ce8">
            <text:p>未動用額度卡數(張)　</text:p>
          </table:table-cell>
          <table:table-cell office:value-type="string" table:style-name="ce8">
            <text:p>放款契約額度總和　</text:p>
          </table:table-cell>
          <table:table-cell office:value-type="string" table:style-name="ce8">
            <text:p>放款可動用額度總和　</text:p>
          </table:table-cell>
          <table:table-cell office:value-type="string" table:style-name="ce8">
            <text:p>放款餘額(含催收款)II</text:p>
          </table:table-cell>
          <table:table-cell office:value-type="string" table:style-name="ce8">
            <text:p>逾放比率%</text:p>
          </table:table-cell>
          <table:table-cell office:value-type="string" table:style-name="ce8">
            <text:p>已提列備抵呆帳餘額<text:s/></text:p>
          </table:table-cell>
          <table:table-cell office:value-type="string" table:style-name="ce8">
            <text:p>當月轉銷呆帳金額<text:s/></text:p>
          </table:table-cell>
          <table:table-cell office:value-type="string" table:style-name="ce8">
            <text:p>當年度累計轉銷呆帳金額<text:s/>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第一商業銀行</text:p>
          </table:table-cell>
          <table:table-cell office:value-type="float" office:value="1061" table:style-name="ce10">
            <text:p>1,061</text:p>
          </table:table-cell>
          <table:table-cell office:value-type="float" office:value="0" table:style-name="ce10">
            <text:p>0</text:p>
          </table:table-cell>
          <table:table-cell office:value-type="float" office:value="296503" table:style-name="ce10">
            <text:p>296,503</text:p>
          </table:table-cell>
          <table:table-cell office:value-type="float" office:value="52886" table:style-name="ce10">
            <text:p>52,886</text:p>
          </table:table-cell>
          <table:table-cell office:value-type="float" office:value="161" table:style-name="ce10">
            <text:p>161</text:p>
          </table:table-cell>
          <table:table-cell office:value-type="float" office:value="0" table:style-name="ce11">
            <text:p>0.000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華南商業銀行</text:p>
          </table:table-cell>
          <table:table-cell office:value-type="float" office:value="576" table:style-name="ce10">
            <text:p>576</text:p>
          </table:table-cell>
          <table:table-cell office:value-type="float" office:value="2507" table:style-name="ce10">
            <text:p>2,507</text:p>
          </table:table-cell>
          <table:table-cell office:value-type="float" office:value="1517120" table:style-name="ce10">
            <text:p>1,517,120</text:p>
          </table:table-cell>
          <table:table-cell office:value-type="float" office:value="119812" table:style-name="ce10">
            <text:p>119,812</text:p>
          </table:table-cell>
          <table:table-cell office:value-type="float" office:value="7340" table:style-name="ce10">
            <text:p>7,340</text:p>
          </table:table-cell>
          <table:table-cell office:value-type="float" office:value="1.351" table:style-name="ce11">
            <text:p>1.351</text:p>
          </table:table-cell>
          <table:table-cell office:value-type="float" office:value="5961" table:style-name="ce10">
            <text:p>5,96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台中商業銀行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10">
            <text:p>19</text:p>
          </table:table-cell>
          <table:table-cell office:value-type="float" office:value="2209" table:style-name="ce10">
            <text:p>2,20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.000</text:p>
          </table:table-cell>
          <table:table-cell office:value-type="float" office:value="10770" table:style-name="ce10">
            <text:p>10,77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滙豐(台灣)商業銀行</text:p>
          </table:table-cell>
          <table:table-cell office:value-type="float" office:value="2123" table:style-name="ce10">
            <text:p>2,123</text:p>
          </table:table-cell>
          <table:table-cell office:value-type="float" office:value="1660" table:style-name="ce10">
            <text:p>1,660</text:p>
          </table:table-cell>
          <table:table-cell office:value-type="float" office:value="289900" table:style-name="ce10">
            <text:p>289,900</text:p>
          </table:table-cell>
          <table:table-cell office:value-type="float" office:value="15613" table:style-name="ce10">
            <text:p>15,613</text:p>
          </table:table-cell>
          <table:table-cell office:value-type="float" office:value="64498" table:style-name="ce10">
            <text:p>64,498</text:p>
          </table:table-cell>
          <table:table-cell office:value-type="float" office:value="0.29699999999999999" table:style-name="ce11">
            <text:p>0.297</text:p>
          </table:table-cell>
          <table:table-cell office:value-type="float" office:value="39490" table:style-name="ce10">
            <text:p>39,490</text:p>
          </table:table-cell>
          <table:table-cell office:value-type="float" office:value="349" table:style-name="ce10">
            <text:p>349</text:p>
          </table:table-cell>
          <table:table-cell office:value-type="float" office:value="430" table:style-name="ce10">
            <text:p>43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臺灣新光商業銀行</text:p>
          </table:table-cell>
          <table:table-cell office:value-type="float" office:value="28" table:style-name="ce10">
            <text:p>28</text:p>
          </table:table-cell>
          <table:table-cell office:value-type="float" office:value="0" table:style-name="ce10">
            <text:p>0</text:p>
          </table:table-cell>
          <table:table-cell office:value-type="float" office:value="292" table:style-name="ce10">
            <text:p>292</text:p>
          </table:table-cell>
          <table:table-cell office:value-type="float" office:value="0" table:style-name="ce10">
            <text:p>0</text:p>
          </table:table-cell>
          <table:table-cell office:value-type="float" office:value="292" table:style-name="ce10">
            <text:p>292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聯邦商業銀行</text:p>
          </table:table-cell>
          <table:table-cell office:value-type="float" office:value="516" table:style-name="ce10">
            <text:p>516</text:p>
          </table:table-cell>
          <table:table-cell office:value-type="float" office:value="0" table:style-name="ce10">
            <text:p>0</text:p>
          </table:table-cell>
          <table:table-cell office:value-type="float" office:value="54669" table:style-name="ce10">
            <text:p>54,669</text:p>
          </table:table-cell>
          <table:table-cell office:value-type="float" office:value="2600" table:style-name="ce10">
            <text:p>2,600</text:p>
          </table:table-cell>
          <table:table-cell office:value-type="float" office:value="6147" table:style-name="ce10">
            <text:p>6,147</text:p>
          </table:table-cell>
          <table:table-cell office:value-type="float" office:value="5.8999999999999997E-2" table:style-name="ce11">
            <text:p>0.059</text:p>
          </table:table-cell>
          <table:table-cell office:value-type="float" office:value="390" table:style-name="ce10">
            <text:p>3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元大商業銀行</text:p>
          </table:table-cell>
          <table:table-cell office:value-type="float" office:value="1759" table:style-name="ce10">
            <text:p>1,759</text:p>
          </table:table-cell>
          <table:table-cell office:value-type="float" office:value="16869" table:style-name="ce10">
            <text:p>16,869</text:p>
          </table:table-cell>
          <table:table-cell office:value-type="float" office:value="5588400" table:style-name="ce10">
            <text:p>5,588,400</text:p>
          </table:table-cell>
          <table:table-cell office:value-type="float" office:value="0" table:style-name="ce10">
            <text:p>0</text:p>
          </table:table-cell>
          <table:table-cell office:value-type="float" office:value="19579" table:style-name="ce10">
            <text:p>19,579</text:p>
          </table:table-cell>
          <table:table-cell office:value-type="float" office:value="0.28299999999999997" table:style-name="ce11">
            <text:p>0.283</text:p>
          </table:table-cell>
          <table:table-cell office:value-type="float" office:value="731" table:style-name="ce10">
            <text:p>731</text:p>
          </table:table-cell>
          <table:table-cell office:value-type="float" office:value="0" table:style-name="ce10">
            <text:p>0</text:p>
          </table:table-cell>
          <table:table-cell office:value-type="float" office:value="34" table:style-name="ce10">
            <text:p>34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永豐商業銀行</text:p>
          </table:table-cell>
          <table:table-cell office:value-type="float" office:value="216" table:style-name="ce10">
            <text:p>216</text:p>
          </table:table-cell>
          <table:table-cell office:value-type="float" office:value="0" table:style-name="ce10">
            <text:p>0</text:p>
          </table:table-cell>
          <table:table-cell office:value-type="float" office:value="5052" table:style-name="ce10">
            <text:p>5,052</text:p>
          </table:table-cell>
          <table:table-cell office:value-type="float" office:value="0" table:style-name="ce10">
            <text:p>0</text:p>
          </table:table-cell>
          <table:table-cell office:value-type="float" office:value="1889" table:style-name="ce10">
            <text:p>1,889</text:p>
          </table:table-cell>
          <table:table-cell office:value-type="float" office:value="0.68300000000000005" table:style-name="ce11">
            <text:p>0.683</text:p>
          </table:table-cell>
          <table:table-cell office:value-type="float" office:value="248" table:style-name="ce10">
            <text:p>248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凱基商業銀行</text:p>
          </table:table-cell>
          <table:table-cell office:value-type="float" office:value="296930" table:style-name="ce10">
            <text:p>296,930</text:p>
          </table:table-cell>
          <table:table-cell office:value-type="float" office:value="152034" table:style-name="ce10">
            <text:p>152,034</text:p>
          </table:table-cell>
          <table:table-cell office:value-type="float" office:value="268286484" table:style-name="ce10">
            <text:p>268,286,484</text:p>
          </table:table-cell>
          <table:table-cell office:value-type="float" office:value="40328162" table:style-name="ce10">
            <text:p>40,328,162</text:p>
          </table:table-cell>
          <table:table-cell office:value-type="float" office:value="10613832" table:style-name="ce10">
            <text:p>10,613,832</text:p>
          </table:table-cell>
          <table:table-cell office:value-type="float" office:value="1.093" table:style-name="ce11">
            <text:p>1.093</text:p>
          </table:table-cell>
          <table:table-cell office:value-type="float" office:value="251755" table:style-name="ce10">
            <text:p>251,755</text:p>
          </table:table-cell>
          <table:table-cell office:value-type="float" office:value="17880" table:style-name="ce10">
            <text:p>17,880</text:p>
          </table:table-cell>
          <table:table-cell office:value-type="float" office:value="35223" table:style-name="ce10">
            <text:p>35,223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星展(台灣)商業銀行</text:p>
          </table:table-cell>
          <table:table-cell office:value-type="float" office:value="1063" table:style-name="ce10">
            <text:p>1,063</text:p>
          </table:table-cell>
          <table:table-cell office:value-type="float" office:value="10295" table:style-name="ce10">
            <text:p>10,295</text:p>
          </table:table-cell>
          <table:table-cell office:value-type="float" office:value="1406826" table:style-name="ce10">
            <text:p>1,406,826</text:p>
          </table:table-cell>
          <table:table-cell office:value-type="float" office:value="244459" table:style-name="ce10">
            <text:p>244,459</text:p>
          </table:table-cell>
          <table:table-cell office:value-type="float" office:value="73866" table:style-name="ce10">
            <text:p>73,866</text:p>
          </table:table-cell>
          <table:table-cell office:value-type="float" office:value="0" table:style-name="ce11">
            <text:p>0.000</text:p>
          </table:table-cell>
          <table:table-cell office:value-type="float" office:value="752" table:style-name="ce10">
            <text:p>752</text:p>
          </table:table-cell>
          <table:table-cell office:value-type="float" office:value="302" table:style-name="ce10">
            <text:p>302</text:p>
          </table:table-cell>
          <table:table-cell office:value-type="float" office:value="302" table:style-name="ce10">
            <text:p>302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台新國際商業銀行</text:p>
          </table:table-cell>
          <table:table-cell office:value-type="float" office:value="5491" table:style-name="ce10">
            <text:p>5,491</text:p>
          </table:table-cell>
          <table:table-cell office:value-type="float" office:value="16384" table:style-name="ce10">
            <text:p>16,384</text:p>
          </table:table-cell>
          <table:table-cell office:value-type="float" office:value="10158470" table:style-name="ce10">
            <text:p>10,158,470</text:p>
          </table:table-cell>
          <table:table-cell office:value-type="float" office:value="2099900" table:style-name="ce10">
            <text:p>2,099,900</text:p>
          </table:table-cell>
          <table:table-cell office:value-type="float" office:value="287898" table:style-name="ce10">
            <text:p>287,898</text:p>
          </table:table-cell>
          <table:table-cell office:value-type="float" office:value="2.5169999999999999" table:style-name="ce11">
            <text:p>2.517</text:p>
          </table:table-cell>
          <table:table-cell office:value-type="float" office:value="45755" table:style-name="ce10">
            <text:p>45,755</text:p>
          </table:table-cell>
          <table:table-cell office:value-type="float" office:value="1609" table:style-name="ce10">
            <text:p>1,609</text:p>
          </table:table-cell>
          <table:table-cell office:value-type="float" office:value="2397" table:style-name="ce10">
            <text:p>2,39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中國信託商業銀行</text:p>
          </table:table-cell>
          <table:table-cell office:value-type="float" office:value="8399" table:style-name="ce10">
            <text:p>8,399</text:p>
          </table:table-cell>
          <table:table-cell office:value-type="float" office:value="7673" table:style-name="ce10">
            <text:p>7,673</text:p>
          </table:table-cell>
          <table:table-cell office:value-type="float" office:value="7128190" table:style-name="ce10">
            <text:p>7,128,190</text:p>
          </table:table-cell>
          <table:table-cell office:value-type="float" office:value="1574376" table:style-name="ce10">
            <text:p>1,574,376</text:p>
          </table:table-cell>
          <table:table-cell office:value-type="float" office:value="368047" table:style-name="ce10">
            <text:p>368,047</text:p>
          </table:table-cell>
          <table:table-cell office:value-type="float" office:value="0.434" table:style-name="ce11">
            <text:p>0.434</text:p>
          </table:table-cell>
          <table:table-cell office:value-type="float" office:value="17115" table:style-name="ce10">
            <text:p>17,115</text:p>
          </table:table-cell>
          <table:table-cell office:value-type="float" office:value="1348" table:style-name="ce10">
            <text:p>1,348</text:p>
          </table:table-cell>
          <table:table-cell office:value-type="float" office:value="3398" table:style-name="ce10">
            <text:p>3,39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彰化第六信用合作社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1340" table:style-name="ce10">
            <text:p>1,340</text:p>
          </table:table-cell>
          <table:table-cell office:value-type="float" office:value="949" table:style-name="ce10">
            <text:p>949</text:p>
          </table:table-cell>
          <table:table-cell office:value-type="float" office:value="391" table:style-name="ce10">
            <text:p>391</text:p>
          </table:table-cell>
          <table:table-cell office:value-type="float" office:value="0" table:style-name="ce11">
            <text:p>0.000</text:p>
          </table:table-cell>
          <table:table-cell office:value-type="float" office:value="42" table:style-name="ce10">
            <text:p>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合計</text:p>
          </table:table-cell>
          <table:table-cell office:value-type="float" office:value="318172" table:formula="of:=SUM([.B5:.B17])" table:style-name="ce10">
            <text:p>318,172</text:p>
          </table:table-cell>
          <table:table-cell office:value-type="float" office:value="207448" table:formula="of:=SUM([.C5:.C17])" table:style-name="ce10">
            <text:p>207,448</text:p>
          </table:table-cell>
          <table:table-cell office:value-type="float" office:value="294735455" table:formula="of:=SUM([.D5:.D17])" table:style-name="ce10">
            <text:p>294,735,455</text:p>
          </table:table-cell>
          <table:table-cell office:value-type="float" office:value="44438757" table:formula="of:=SUM([.E5:.E17])" table:style-name="ce10">
            <text:p>44,438,757</text:p>
          </table:table-cell>
          <table:table-cell office:value-type="float" office:value="11443940" table:formula="of:=SUM([.F5:.F17])" table:style-name="ce10">
            <text:p>11,443,940</text:p>
          </table:table-cell>
          <table:table-cell office:value-type="float" office:value="1.0937491807891337" table:style-name="ce11">
            <text:p>1.094</text:p>
          </table:table-cell>
          <table:table-cell office:value-type="float" office:value="373027" table:formula="of:=SUM([.H5:.H17])" table:style-name="ce10">
            <text:p>373,027</text:p>
          </table:table-cell>
          <table:table-cell office:value-type="float" office:value="21488" table:formula="of:=SUM([.I5:.I17])" table:style-name="ce10">
            <text:p>21,488</text:p>
          </table:table-cell>
          <table:table-cell office:value-type="float" office:value="41785" table:formula="of:=SUM([.J5:.J17])" table:style-name="ce10">
            <text:p>41,785</text:p>
          </table:table-cell>
          <table:table-cell table:number-columns-repeated="16374"/>
        </table:table-row>
        <table:table-row table:style-name="ro5">
          <table:table-cell table:style-name="ce12"/>
          <table:table-cell table:number-columns-repeated="5" table:style-name="ce13"/>
          <table:table-cell table:style-name="ce14"/>
          <table:table-cell table:number-columns-repeated="3" table:style-name="ce13"/>
          <table:table-cell table:number-columns-repeated="16374"/>
        </table:table-row>
        <table:table-row table:style-name="ro6">
          <table:table-cell office:value-type="string" table:style-name="ce15">
            <text:p>一、資料來源：各金融機構自行申報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二、揭露項目認定標準：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1.已動用額度卡數：指「截至基準日當月底止有動用餘額」之卡數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2.未動用額度卡數：指「截至基準日當月底止無動用餘額」之卡數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3.放款契約額度總和：截至基準日當月底核給所有持卡人現金卡契約額度之總和，以新台幣千元為單位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4.放款可動用額度總和：截至基準日當月底核給所有持卡人現金卡可動用額度之總和，以新台幣千元為單位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5.放款餘額（含催收款）：截至基準日當月底核給所有持卡人現金卡動用餘額之總和（含催收款），以新台幣千元為單位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6.逾放比率：截至基準日當月底之逾期放款佔放款餘額(含催收款)比率（逾期放款認定標準應依財政部93年1月6日台財融(一)第0928011826號函規定列報）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7.已提列備抵呆帳餘額：截至基準日當月底對現金卡業務所提列之備抵呆帳總餘額，以新台幣千元為單位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8.當月轉銷呆帳金額：基準日當月份轉銷呆帳之金額，以新台幣千元為單位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　9.當年度累計轉銷呆帳金額：截至基準日當月底止，當年度累計轉銷呆帳之金額，以新台幣千元為單位。</text:p>
          </table:table-cell>
          <table:table-cell table:number-columns-repeated="16383" table:style-name="ce16"/>
        </table:table-row>
        <table:table-row table:style-name="ro6">
          <table:table-cell office:value-type="string" table:style-name="ce15">
            <text:p>三、基準日當月底係指申報時前一個月底。</text:p>
          </table:table-cell>
          <table:table-cell table:number-columns-repeated="16383" table:style-name="ce16"/>
        </table:table-row>
        <table:table-row table:number-rows-repeated="1048545" table:style-name="ro2">
          <table:table-cell table:number-columns-repeated="16384"/>
        </table:table-row>
        <table:named-expressions>
          <table:named-range table:name="外部資料_1" table:cell-range-address="11202.$A$1:11202.$J$4" table:base-cell-address="112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8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19685039370078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708661417322835in" fo:margin-right="0.196850393700787in" fo:margin-bottom="0in"/>
      </style:header-style>
      <style:footer-style>
        <style:header-footer-properties fo:min-height="0.433070866141732in" fo:margin-left="0.70866141732283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邱靖雯</meta:initial-creator>
    <dc:creator>邱靖雯</dc:creator>
    <meta:creation-date>2023-03-23T02:44:40Z</meta:creation-date>
    <dc:date>2023-03-23T05:54:43Z</dc:date>
    <meta:print-date>2023-03-23T05:54:33Z</meta:print-date>
  </office:meta>
</office:document-meta>
</file>